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office:value-type="string" calcext:value-type="string">
            <text:p>summary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Resolu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lf-explanatory if PCPs practice at CHC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kward binni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kward binn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mportant Factors</text:p>
          </table:table-cell>
          <table:table-cell/>
          <table:table-cell table:style-name="ce1" office:value-type="string" calcext:value-type="string">
            <text:p>graph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5% go to ER for car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ease Incidenc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little interest in additional services suggeste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85% reluctant to switch doctors – may be affected by low desire for additional service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ultiple answers !! ugh!!! nonetheless mostyl govt services (87% - 100% depending on overlap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ender ratio</text:p>
          </table:table-cell>
          <table:table-cell office:value-type="string" calcext:value-type="string">
            <text:p>45/5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multiple answers !! ugh!!!|</text:p>
          </table:table-cell>
          <table:table-cell table:style-name="ce1" office:value-type="string" calcext:value-type="string">
            <text:p>graph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incredibly low education</text:p>
          </table:table-cell>
          <table:table-cell table:style-name="ce1" office:value-type="string" calcext:value-type="string">
            <text:p>grap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ital</text:p>
          </table:table-cell>
          <table:table-cell office:value-type="string" calcext:value-type="string">
            <text:p>reasonably expected distribution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overwhelmingly high Hispanic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nguage</text:p>
          </table:table-cell>
          <table:table-cell table:style-name="ce2" office:value-type="string" calcext:value-type="string">
            <text:p>Can we disregard since respondents spoke enough English to participate, or is this a bigger issue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9:41:14.669129896</meta:creation-date>
    <dc:date>2020-07-20T21:39:34.534416854</dc:date>
    <meta:editing-duration>PT1H48M9S</meta:editing-duration>
    <meta:editing-cycles>1</meta:editing-cycles>
    <meta:document-statistic meta:table-count="1" meta:cell-count="43" meta:object-count="0"/>
    <meta:generator>LibreOffice/6.4.4.2$Linux_X86_64 LibreOffice_project/40$Build-2</meta:generator>
  </office:meta>
</office:document-meta>
</file>